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1c3" officeooo:paragraph-rsid="0002a1c3"/>
    </style:style>
    <style:style style:name="P2" style:family="paragraph" style:parent-style-name="Standard">
      <style:text-properties officeooo:rsid="000451a7" officeooo:paragraph-rsid="000451a7"/>
    </style:style>
    <style:style style:name="T1" style:family="text">
      <style:text-properties officeooo:rsid="00060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PROJET IOT :</text:p>
      <text:p text:style-name="P1"/>
      <text:p text:style-name="P1">flemme donc je met en page plus tard</text:p>
      <text:p text:style-name="P1"/>
      <text:p text:style-name="P1">But : <text:s/>utiliser l’esp32 et le module loraone pour détecter où on se trouve via les réseaux wifi → go loraone → go serveur (coder en python avec fastAPI surement) → tracer en fonction du temps l’emplacement du module esp32 (dessin sur une map)</text:p>
      <text:p text:style-name="P1"/>
      <text:p text:style-name="P2">créer base de données pour l’emplacement des hotpostwifi</text:p>
      <text:p text:style-name="P1"/>
      <text:p text:style-name="P1">breakdown : </text:p>
      <text:p text:style-name="P1"/>
      <text:p text:style-name="P1">- capter les wifis (hors téléphone, juste ceux fixe)</text:p>
      <text:p text:style-name="P1">- envoie des données en <text:span text:style-name="T1">uplink</text:span> via la loraone (gaffe au temps d’envoie)</text:p>
      <text:p text:style-name="P1">- récupérer ses données sur un serveur coder par nous même</text:p>
      <text:p text:style-name="P1">- tous récupérer et afficher sur un site en ligne (htlm)</text:p>
      <text:p text:style-name="P1"/>
      <text:p text:style-name="P1">problème captage wifi → supprimer les wifi de téléphone</text:p>
      <text:p text:style-name="P1">- On supprime en fonction des adresses de certains constructeur, nom évident et ceux randomisé code généré avec chat gpt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0:51:07.124524562</meta:creation-date>
    <dc:date>2025-11-14T11:16:57.326476513</dc:date>
    <meta:editing-duration>PT25M5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39" meta:character-count="778" meta:non-whitespace-character-count="648"/>
  </office:meta>
</office:document-meta>
</file>